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7ffef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17ffef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17ffef" officeooo:paragraph-rsid="0017ffef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7ffef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7ffef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1cb31a"/>
    </style:style>
    <style:style style:name="P7" style:family="paragraph" style:parent-style-name="Standard">
      <style:text-properties officeooo:paragraph-rsid="001dd5ca"/>
    </style:style>
    <style:style style:name="P8" style:family="paragraph" style:parent-style-name="Standard">
      <style:text-properties officeooo:paragraph-rsid="001e52b6"/>
    </style:style>
    <style:style style:name="T1" style:family="text">
      <style:text-properties officeooo:rsid="0017ff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c2fa" style:font-style-asian="italic" style:font-style-complex="italic"/>
    </style:style>
    <style:style style:name="T4" style:family="text">
      <style:text-properties fo:font-style="italic" officeooo:rsid="001cb31a" style:font-style-asian="italic" style:font-style-complex="italic"/>
    </style:style>
    <style:style style:name="T5" style:family="text">
      <style:text-properties fo:font-style="italic" officeooo:rsid="001dd5ca" style:font-style-asian="italic" style:font-style-complex="italic"/>
    </style:style>
    <style:style style:name="T6" style:family="text">
      <style:text-properties officeooo:rsid="001ac2fa"/>
    </style:style>
    <style:style style:name="T7" style:family="text">
      <style:text-properties officeooo:rsid="001c7ddf"/>
    </style:style>
    <style:style style:name="T8" style:family="text">
      <style:text-properties officeooo:rsid="001cb31a"/>
    </style:style>
    <style:style style:name="T9" style:family="text">
      <style:text-properties officeooo:rsid="001dd5ca"/>
    </style:style>
    <style:style style:name="T10" style:family="text">
      <style:text-properties officeooo:rsid="001e52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Bold">H</text:span><text:span text:style-name="Bold"><text:span text:style-name="T1">istória de usuário</text:span></text:span><text:span text:style-name="Bold"> </text:span><text:span text:style-name="Bold"><text:span text:style-name="T2">&lt;</text:span></text:span><text:span text:style-name="Bold"><text:span text:style-name="T4">Nome da história</text:span></text:span><text:span text:style-name="Bold"><text:span text:style-name="T2">&gt;</text:span></text:span>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Versão</text:p>
          </table:table-cell>
          <table:table-cell table:style-name="Tabela1.A1" office:value-type="string">
            <text:p text:style-name="P5">Descrição</text:p>
          </table:table-cell>
          <table:table-cell table:style-name="Tabela1.A1" office:value-type="string">
            <text:p text:style-name="P4">Criador(a)/Modificador(a)</text:p>
          </table:table-cell>
          <table:table-cell table:style-name="Tabela1.E1" office:value-type="string">
            <text:p text:style-name="P4">Revisor(a) </text:p>
          </table:table-cell>
        </table:table-row>
        <table:table-row>
          <table:table-cell table:style-name="Tabela1.A2" office:value-type="string">
            <text:p text:style-name="P2"><text:span text:style-name="T6">dd</text:span>/<text:span text:style-name="T6">mm</text:span>/<text:span text:style-name="T6">aaa</text:span></text:p>
          </table:table-cell>
          <table:table-cell table:style-name="Tabela1.A2" office:value-type="string">
            <text:p text:style-name="P3"><text:span text:style-name="T6">N</text:span>.<text:span text:style-name="T6">N</text:span></text:p>
          </table:table-cell>
          <table:table-cell table:style-name="Tabela1.A2" office:value-type="string">
            <text:p text:style-name="P2">&lt;<text:span text:style-name="T6">Texto explicativo sobre a versão do documento. Pode contar números de IBs, por exemplo. Texto deve ser sucinto, mas autoexplicativo</text:span>&gt;</text:p>
          </table:table-cell>
          <table:table-cell table:style-name="Tabela1.A2" office:value-type="string">
            <text:p text:style-name="P2">&lt;<text:span text:style-name="T6">Nome</text:span>&gt;</text:p>
          </table:table-cell>
          <table:table-cell table:style-name="Tabela1.E2" office:value-type="string">
            <text:p text:style-name="P2">&lt;<text:span text:style-name="T6">Nome</text:span>&gt;</text:p>
          </table:table-cell>
        </table:table-row>
      </table:table>
      <text:p text:style-name="Standard">&lt;<text:span text:style-name="T6">A tabela acima deve ser preenchida a cada modificação.</text:span>&gt;</text:p>
      <text:p text:style-name="Standard"/>
      <text:p text:style-name="Standard"><text:span text:style-name="Bold">Como</text:span> <text:span text:style-name="T6">[</text:span><text:span text:style-name="T3">persona</text:span><text:span text:style-name="T6">]</text:span></text:p>
      <text:p text:style-name="Standard"/>
      <text:p text:style-name="Standard"><text:span text:style-name="Bold">Quero</text:span> <text:span text:style-name="T6">[</text:span><text:span text:style-name="T3">ação</text:span><text:span text:style-name="T6">]</text:span></text:p>
      <text:p text:style-name="Standard"/>
      <text:p text:style-name="Standard"><text:span text:style-name="Bold">Para</text:span> <text:span text:style-name="T6">[</text:span><text:span text:style-name="T3">benefício</text:span><text:span text:style-name="T6">]</text:span>.</text:p>
      <text:p text:style-name="Standard">&lt;<text:span text:style-name="T6">Em </text:span><text:span text:style-name="T3">persona</text:span><text:span text:style-name="T6"> deve-se colocar uma descrição breve da persona e onde ela está atuando. Em </text:span><text:span text:style-name="T3">ação</text:span><text:span text:style-name="T6"> deve-se fazer uma rápida descrição do que a </text:span><text:span text:style-name="T3">persona</text:span><text:span text:style-name="T6"> deve fazer, ou seja, como ela vai interagir com o software. Em </text:span><text:span text:style-name="T3">benefício</text:span><text:span text:style-name="T6">,é o resultado esperado após a </text:span><text:span text:style-name="T3">persona</text:span><text:span text:style-name="T6"> realizar a </text:span><text:span text:style-name="T3">ação</text:span><text:span text:style-name="T6">.</text:span>&gt;</text:p>
      <text:p text:style-name="Standard"><text:span text:style-name="Bold"/></text:p>
      <text:p text:style-name="Standard"><text:span text:style-name="Bold"><text:span text:style-name="T2">Cenários</text:span></text:span></text:p>
      <text:p text:style-name="Standard"/>
      <text:p text:style-name="Standard"><text:span text:style-name="Bold">Cenário </text:span><text:span text:style-name="Bold"><text:span text:style-name="T4">{</text:span></text:span><text:span text:style-name="Bold"><text:span text:style-name="T3">N</text:span></text:span><text:span text:style-name="Bold"><text:span text:style-name="T4">}</text:span></text:span><text:span text:style-name="Bold"> – &lt;</text:span><text:span text:style-name="Bold"><text:span text:style-name="T3">Nome do cenário</text:span></text:span><text:span text:style-name="Bold">&gt;</text:span></text:p>
      <text:p text:style-name="Standard"/>
      <text:p text:style-name="Standard"><text:span text:style-name="Bold">Dado que</text:span> <text:span text:style-name="T6">[</text:span><text:span text:style-name="T3">situação</text:span><text:span text:style-name="T6">]</text:span></text:p>
      <text:p text:style-name="Standard"/>
      <text:p text:style-name="Standard"><text:span text:style-name="Bold">Quando</text:span> <text:span text:style-name="T6">[</text:span><text:span text:style-name="T3">uma ação for executada</text:span><text:span text:style-name="T6">]</text:span></text:p>
      <text:p text:style-name="Standard"/>
      <text:p text:style-name="Standard"><text:span text:style-name="Bold">Então</text:span> <text:span text:style-name="T6">[</text:span><text:span text:style-name="T3">resultado a ser obtido</text:span><text:span text:style-name="T6">].</text:span></text:p>
      <text:p text:style-name="Standard"/>
      <text:p text:style-name="Standard"><text:span text:style-name="T2">Regras</text:span>: <text:span text:style-name="T7">[</text:span><text:span text:style-name="T6">caso se aplique regras de negó</text:span><text:span text:style-name="T7">c</text:span><text:span text:style-name="T6">io, devem ser referenciadas e separadas por vírgula. </text:span><text:span text:style-name="T7">Se não, </text:span><text:span text:style-name="T9">a </text:span><text:span text:style-name="T7">linha deve ser excluída.]</text:span></text:p>
      <text:p text:style-name="Standard"/>
      <text:p text:style-name="P6"><text:span text:style-name="T2">RNFs</text:span>: <text:span text:style-name="T7">[</text:span><text:span text:style-name="T6">caso se aplique </text:span><text:span text:style-name="T7">requisitos não funcionais</text:span><text:span text:style-name="T6">, devem ser referenciadas e separadas por vírgula. </text:span><text:span text:style-name="T7">Se não, </text:span><text:span text:style-name="T9">a </text:span><text:span text:style-name="T7">linha deve ser excluída.]</text:span></text:p>
      <text:p text:style-name="P6"/>
      <text:p text:style-name="Standard">&lt;<text:span text:style-name="T8">Deve-se criar quantos cenários forem precisos para detalhar todos os comportamentos possíveis da HU. </text:span><text:span text:style-name="T4">{N}</text:span><text:span text:style-name="T8"> deve ser substituído por números sequenciais. Não existe uma ordem pré-definida para os cenários, mas é bom que tenham um encadeamento lógico. Em </text:span><text:span text:style-name="T4">situação</text:span><text:span text:style-name="T8"> deve-se descrever um contexto inicial, qual configura uma interação da </text:span><text:span text:style-name="T4">persona</text:span><text:span text:style-name="T8"> com o software. Em </text:span><text:span text:style-name="T4">quando</text:span><text:span text:style-name="T8">, descreve-se uma ação realizada pela </text:span><text:span text:style-name="T4">persona</text:span><text:span text:style-name="T8">. Em </text:span><text:span text:style-name="T4">então</text:span><text:span text:style-name="T8"> o resultado esperado após a ação realizada.</text:span>&gt;</text:p>
      <text:p text:style-name="Standard"/>
      <text:p text:style-name="P1"><text:span text:style-name="Bold"><text:span text:style-name="T2">Critérios de Aceitação</text:span></text:span></text:p>
      <text:p text:style-name="P1"/>
      <text:p text:style-name="P1"><text:span text:style-name="T1">(</text:span>Em texto livre<text:span text:style-name="T1">)</text:span></text:p>
      <text:p text:style-name="P1"/>
      <text:p text:style-name="P1">* <text:span text:style-name="Bold">CA</text:span><text:span text:style-name="Bold"><text:span text:style-name="T9">{</text:span></text:span><text:span text:style-name="Bold"><text:span text:style-name="T8">NN</text:span></text:span><text:span text:style-name="Bold"><text:span text:style-name="T9">}</text:span></text:span>: <text:span text:style-name="T8">[</text:span><text:span text:style-name="T4">ponto de verificação</text:span><text:span text:style-name="T8">]</text:span>;</text:p>
      <text:p text:style-name="P7">&lt;<text:span text:style-name="T8">Deve-se criar quantos </text:span><text:span text:style-name="T9">critérios</text:span><text:span text:style-name="T8"> forem precisos para </text:span><text:span text:style-name="T9">validar</text:span><text:span text:style-name="T8"> todos os comportamentos possíveis da HU. Em </text:span><text:span text:style-name="T4">ponto de verificação</text:span><text:span text:style-name="T8"> deve-se descrever detalhadamente</text:span><text:span text:style-name="T9">(mas não de forma extensa)</text:span><text:span text:style-name="T8"> o que possibilita(o critério específico) identificar que o comportamento da HU está certo e atendendo 100% ao desejo do usuário que criou a HU. </text:span><text:span text:style-name="T4">{N</text:span><text:span text:style-name="T5">N</text:span><text:span text:style-name="T4">}</text:span><text:span text:style-name="T8"> deve ser substituído por números sequenciais.</text:span>&gt;</text:p>
      <text:p text:style-name="P1"/>
      <text:p text:style-name="P1"><text:span text:style-name="T1">(</text:span>Em Given-When-Then<text:span text:style-name="T1">)</text:span></text:p>
      <text:p text:style-name="P1"><text:soft-page-break/></text:p>
      <text:p text:style-name="P1">* <text:span text:style-name="Bold">CA</text:span><text:span text:style-name="Bold"><text:span text:style-name="T9">{NN}</text:span></text:span>: <text:span text:style-name="Bold">Dado que</text:span> <text:span text:style-name="T9">[</text:span><text:span text:style-name="T5">primeira ação</text:span><text:span text:style-name="T9">]</text:span>, <text:span text:style-name="Bold">quando</text:span> <text:span text:style-name="T9">[</text:span><text:span text:style-name="T5">segunda ação</text:span><text:span text:style-name="T9">]</text:span>, <text:span text:style-name="Bold">então</text:span> <text:span text:style-name="T9">[</text:span><text:span text:style-name="T5">resultado a ser obtido</text:span><text:span text:style-name="T9">]</text:span>;</text:p>
      <text:p text:style-name="P8">&lt;<text:span text:style-name="T8">Deve-se criar quantos </text:span><text:span text:style-name="T9">critérios</text:span><text:span text:style-name="T8"> forem precisos para </text:span><text:span text:style-name="T9">validar</text:span><text:span text:style-name="T8"> todos os comportamentos possíveis da HU. </text:span><text:span text:style-name="T9">Em </text:span><text:span text:style-name="T5">primeira ação</text:span><text:span text:style-name="T9"> é uma ação válida ou inválida que foi realizada pela </text:span><text:span text:style-name="T5">persona</text:span><text:span text:style-name="T9">.</text:span> <text:span text:style-name="T9">Em </text:span><text:span text:style-name="T5">segunda ação</text:span><text:span text:style-name="T9">, é uma segunda interação da </text:span><text:span text:style-name="T5">persona</text:span><text:span text:style-name="T9"> e que é subordinada à primeira. Em </text:span><text:span text:style-name="T5">resultado a ser obtido</text:span>, <text:span text:style-name="T9">é o resultado deve ser verificado e que deve estar de acordo com o que foi realizado. </text:span><text:span text:style-name="T10">D</text:span><text:span text:style-name="T8">eve-se descrever detalhadamente</text:span><text:span text:style-name="T9">(mas não de forma extensa)</text:span><text:span text:style-name="T8"> o que possibilita(o critério específico) identificar que o comportamento da HU está certo e atendendo 100% ao desejo do usuário que criou a HU.</text:span><text:span text:style-name="T9"> </text:span><text:span text:style-name="T4">{N</text:span><text:span text:style-name="T5">N</text:span><text:span text:style-name="T4">}</text:span><text:span text:style-name="T8"> deve ser substituído por números sequenciais.</text:span>&gt;</text:p>
      <text:p text:style-name="P1"><text:span text:style-name="Bold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9T13:04:12.931000000</dc:date>
    <meta:editing-duration>PT54M14S</meta:editing-duration>
    <meta:editing-cycles>7</meta:editing-cycles>
    <meta:document-statistic meta:table-count="1" meta:image-count="0" meta:object-count="0" meta:page-count="2" meta:paragraph-count="31" meta:word-count="414" meta:character-count="2661" meta:non-whitespace-character-count="2276"/>
  </office:meta>
</office:document-meta>
</file>